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0289C61B2CC7CA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'Helvetica Neue', Helvetica, sans-serif"/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75284"/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P3" style:family="paragraph" style:parent-style-name="Standard">
      <style:text-properties style:font-name="AbcGreen" fo:font-size="10pt" fo:font-style="italic" style:font-size-asian="10pt" style:font-style-asian="italic" style:font-size-complex="10pt"/>
    </style:style>
    <style:style style:name="P4" style:family="paragraph" style:parent-style-name="Standard">
      <style:text-properties style:font-name="AbcGreen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bcGreen" fo:font-size="10pt" style:font-size-asian="10pt" style:font-size-complex="10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bcGreen" fo:font-size="10pt" officeooo:rsid="001027f9" officeooo:paragraph-rsid="001027f9" style:font-size-asian="10pt" style:font-size-complex="10pt"/>
    </style:style>
    <style:style style:name="P7" style:family="paragraph" style:parent-style-name="Standard">
      <style:text-properties style:font-name="AbcGreen" fo:font-size="6pt" style:font-size-asian="5.25pt" style:font-size-complex="6pt"/>
    </style:style>
    <style:style style:name="P8" style:family="paragraph" style:parent-style-name="Standard">
      <style:text-properties officeooo:paragraph-rsid="001027f9"/>
    </style:style>
    <style:style style:name="P9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1027f9"/>
    </style:style>
    <style:style style:name="P10" style:family="paragraph" style:parent-style-name="Standard">
      <style:paragraph-properties fo:margin-left="0.501cm" fo:margin-right="0cm" fo:text-indent="0cm" style:auto-text-indent="false"/>
      <style:text-properties style:font-name="AbcGreen" fo:font-size="10pt" style:font-size-asian="10pt" style:font-size-complex="10pt"/>
    </style:style>
    <style:style style:name="P11" style:family="paragraph" style:parent-style-name="Text_20_body_20_indent">
      <style:text-properties style:font-name="AbcGreen" fo:font-size="10pt" style:font-size-asian="10pt"/>
    </style:style>
    <style:style style:name="P12" style:family="paragraph" style:parent-style-name="Text_20_body_20_indent">
      <style:text-properties style:font-name="AbcGreen" fo:font-size="10pt" officeooo:rsid="001dd215" officeooo:paragraph-rsid="00222d99" style:font-size-asian="10pt"/>
    </style:style>
    <style:style style:name="P13" style:family="paragraph" style:parent-style-name="Text_20_body_20_indent">
      <style:text-properties style:font-name="AbcGreen" fo:font-size="10pt" officeooo:paragraph-rsid="00222d99" style:font-size-asian="10pt"/>
    </style:style>
    <style:style style:name="P14" style:family="paragraph" style:parent-style-name="Text_20_body_20_indent">
      <style:text-properties officeooo:paragraph-rsid="00222d99"/>
    </style:style>
    <style:style style:name="P15" style:family="paragraph" style:parent-style-name="Standard">
      <style:paragraph-properties fo:margin-left="0cm" fo:margin-right="0cm" fo:text-indent="1.249cm" style:auto-text-indent="false"/>
      <style:text-properties style:font-name="AbcGreen" fo:font-size="10pt" style:font-size-asian="10pt" style:font-size-complex="10pt"/>
    </style:style>
    <style:style style:name="P16" style:family="paragraph" style:parent-style-name="Standard">
      <style:text-properties officeooo:paragraph-rsid="0023fd84"/>
    </style:style>
    <style:style style:name="P17" style:family="paragraph" style:parent-style-name="Heading_20_2" style:list-style-name="WWNum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8" style:family="paragraph" style:parent-style-name="Title" style:master-page-name="Standard">
      <style:paragraph-properties style:page-number="auto"/>
      <style:text-properties fo:text-transform="uppercase" style:font-name="AbcGreen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6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T8" style:family="text">
      <style:text-properties style:font-name="AbcGreen" fo:font-size="10pt" style:font-size-asian="10pt"/>
    </style:style>
    <style:style style:name="T9" style:family="text">
      <style:text-properties style:font-name="AbcGreen" fo:font-size="10pt" style:font-size-asian="10pt" style:font-size-complex="10pt"/>
    </style:style>
    <style:style style:name="T10" style:family="text">
      <style:text-properties style:font-name="AbcGreen" fo:font-size="10pt" officeooo:rsid="001027f9" style:font-size-asian="10pt" style:font-size-complex="10pt"/>
    </style:style>
    <style:style style:name="T11" style:family="text">
      <style:text-properties style:font-name="AbcGreen" fo:font-size="10pt" officeooo:rsid="0013ea44" style:font-size-asian="10pt" style:font-size-complex="10pt"/>
    </style:style>
    <style:style style:name="T12" style:family="text">
      <style:text-properties style:font-name="AbcGreen" fo:font-size="10pt" officeooo:rsid="0013f8c8" style:font-size-asian="10pt" style:font-size-complex="10pt"/>
    </style:style>
    <style:style style:name="T13" style:family="text">
      <style:text-properties style:font-name="AbcGreen" fo:font-size="10pt" officeooo:rsid="00162f0f" style:font-size-asian="10pt" style:font-size-complex="10pt"/>
    </style:style>
    <style:style style:name="T14" style:family="text">
      <style:text-properties style:font-name="AbcGreen" fo:font-size="10pt" officeooo:rsid="001e720c" style:font-size-asian="10pt" style:font-size-complex="10pt"/>
    </style:style>
    <style:style style:name="T15" style:family="text">
      <style:text-properties style:font-name="AbcGreen" fo:font-size="10pt" officeooo:rsid="001eabf3" style:font-size-asian="10pt" style:font-size-complex="10pt"/>
    </style:style>
    <style:style style:name="T16" style:family="text">
      <style:text-properties style:font-name="AbcGreen" fo:font-size="10pt" officeooo:rsid="0023fd84" style:font-size-asian="10pt" style:font-size-complex="10pt"/>
    </style:style>
    <style:style style:name="T17" style:family="text">
      <style:text-properties style:font-name="AbcGreen" fo:font-size="10pt" officeooo:rsid="001027f9" style:font-size-asian="10pt"/>
    </style:style>
    <style:style style:name="T18" style:family="text">
      <style:text-properties style:font-name="AbcGreen" fo:font-size="10pt" officeooo:rsid="0011fae5" style:font-size-asian="10pt"/>
    </style:style>
    <style:style style:name="T19" style:family="text">
      <style:text-properties style:font-name="AbcGreen" fo:font-size="10pt" officeooo:rsid="0013ea44" style:font-size-asian="10pt"/>
    </style:style>
    <style:style style:name="T20" style:family="text">
      <style:text-properties style:font-name="AbcGreen" fo:font-size="10pt" officeooo:rsid="0013f8c8" style:font-size-asian="10pt"/>
    </style:style>
    <style:style style:name="T21" style:family="text">
      <style:text-properties style:font-name="AbcGreen" fo:font-size="10pt" officeooo:rsid="0019edc8" style:font-size-asian="10pt"/>
    </style:style>
    <style:style style:name="T22" style:family="text">
      <style:text-properties style:font-name="AbcGreen" fo:font-size="10pt" officeooo:rsid="001eabf3" style:font-size-asian="10pt"/>
    </style:style>
    <style:style style:name="T23" style:family="text">
      <style:text-properties style:font-name="AbcGreen" fo:font-size="10pt" officeooo:rsid="001dd215" style:font-size-asian="10pt"/>
    </style:style>
    <style:style style:name="T24" style:family="text">
      <style:text-properties style:font-name="AbcGreen" fo:font-size="10pt" officeooo:rsid="00205969" style:font-size-asian="10pt"/>
    </style:style>
    <style:style style:name="T25" style:family="text">
      <style:text-properties style:font-name="AbcGreen" fo:font-size="10pt" officeooo:rsid="0023fd84" style:font-size-asian="10pt"/>
    </style:style>
    <style:style style:name="T26" style:family="text">
      <style:text-properties style:font-name="AbcGreen" fo:font-size="10pt" fo:font-weight="normal" style:font-size-asian="10pt" style:font-weight-asian="normal"/>
    </style:style>
    <style:style style:name="T27" style:family="text">
      <style:text-properties style:font-name="AbcGreen" fo:font-size="10pt" fo:font-weight="normal" style:font-size-asian="10pt" style:font-weight-asian="normal" style:font-size-complex="10pt" style:font-weight-complex="bold"/>
    </style:style>
    <style:style style:name="T28" style:family="text">
      <style:text-properties style:font-name="AbcGreen" fo:font-size="10pt" fo:font-style="italic" style:font-size-asian="10pt" style:font-style-asian="italic" style:font-size-complex="10pt" style:font-style-complex="italic"/>
    </style:style>
    <style:style style:name="T29" style:family="text">
      <style:text-properties style:font-name="AbcGreen" fo:font-size="10pt" fo:font-style="italic" officeooo:rsid="001bdd3a" style:font-size-asian="10pt" style:font-style-asian="italic" style:font-size-complex="10pt" style:font-style-complex="italic"/>
    </style:style>
    <style:style style:name="T30" style:family="text">
      <style:text-properties style:font-name="AbcGreen" fo:font-size="10pt" fo:font-style="italic" officeooo:rsid="0023fd84" style:font-size-asian="10pt" style:font-style-asian="italic" style:font-size-complex="10pt" style:font-style-complex="italic"/>
    </style:style>
    <style:style style:name="T31" style:family="text">
      <style:text-properties style:font-name="AbcGreen" fo:font-size="10pt" fo:font-weight="bold" style:font-size-asian="10pt" style:font-weight-asian="bold" style:font-size-complex="10pt" style:font-weight-complex="bold"/>
    </style:style>
    <style:style style:name="T32" style:family="text">
      <style:text-properties officeooo:rsid="0013f8c8"/>
    </style:style>
    <style:style style:name="T33" style:family="text">
      <style:text-properties fo:font-variant="normal" fo:text-transform="none" fo:color="#000000" style:font-name="AbcGreen" fo:font-size="10pt" fo:letter-spacing="normal" fo:font-style="normal" fo:font-weight="normal" officeooo:rsid="001027f9" style:font-size-asian="10pt" style:font-size-complex="10pt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arovací smlouva</text:p>
      <text:p text:style-name="P5">uzavřená podle § 2055 a násl. zák. č. 89/2012 Sb., občanský zákoník, ve znění pozdějších předpisů. </text:p>
      <text:p text:style-name="P3"/>
      <text:list xml:id="list4382930608177352249" text:style-name="WWNum1">
        <text:list-item>
          <text:list>
            <text:list-item>
              <text:h text:style-name="P17" text:outline-level="2"><text:span text:style-name="T26">Název strany:<text:tab/><text:tab/></text:span><text:span text:style-name="T8">Česká pirátská strana</text:span><text:span text:style-name="T26"><text:tab/></text:span></text:h>
            </text:list-item>
          </text:list>
        </text:list-item>
      </text:list>
      <text:p text:style-name="P4">Sídlo:<text:tab/><text:tab/><text:tab/>Řehořova 943/19, Praha 3 130 00<text:tab/></text:p>
      <text:p text:style-name="P9"><text:span text:style-name="T9">IČ: <text:tab/><text:tab/><text:tab/></text:span><text:span text:style-name="T10">71339698</text:span></text:p>
      <text:p text:style-name="P6">Zapsána:<text:tab/><text:tab/>v rejstříku stran a hnutí, Ministerstvo vnitra ČR, registrace č. MV-<text:tab/><text:tab/><text:tab/>39553-7/VS-2009</text:p>
      <text:p text:style-name="Standard"><text:span text:style-name="T9">Jednající:<text:tab/><text:tab/></text:span><text:span text:style-name="T12">Bc. Vojtěch Pikal</text:span><text:span text:style-name="T10">, </text:span><text:span text:style-name="T12">1. místo</text:span><text:span text:style-name="T9">předseda</text:span></text:p>
      <text:p text:style-name="P16"><text:span text:style-name="T9">Číslo účtu:<text:tab/><text:tab/></text:span><text:span text:style-name="T33">2900643190</text:span><text:span text:style-name="T10">/2010</text:span><text:span text:style-name="T9"> </text:span></text:p>
      <text:p text:style-name="Standard"><text:span text:style-name="T28">dále jen "</text:span><text:span text:style-name="T30">obdarovaný</text:span><text:span text:style-name="T28">"</text:span></text:p>
      <text:p text:style-name="P7"/>
      <text:p text:style-name="P4">a</text:p>
      <text:p text:style-name="P7"/>
      <text:p text:style-name="P8"><text:span text:style-name="T27">Název strany:<text:tab/> <text:s text:c="10"/></text:span><text:span text:style-name="T31">Strana zelených</text:span></text:p>
      <text:p text:style-name="P4">Sídlo: <text:tab/><text:tab/><text:tab/>Senovážné náměstí 994/2, 110 00 Praha 1</text:p>
      <text:p text:style-name="P4">IČ: <text:tab/><text:tab/><text:tab/>00409740</text:p>
      <text:p text:style-name="P4">Zapsána:<text:tab/><text:tab/>v rejstříku stran a hnutí, Ministerstvo vnitra ČR, registrace č. AVS/1-<text:tab/><text:tab/><text:tab/>260/90 </text:p>
      <text:p text:style-name="P4">Jednající:<text:tab/><text:tab/><text:span text:style-name="T32">Robin Ujfaluši, hlavní manažer</text:span></text:p>
      <text:p text:style-name="Standard"><text:span text:style-name="T28">dále jen "</text:span><text:span text:style-name="T30">dárce</text:span><text:span text:style-name="T28">"</text:span></text:p>
      <text:p text:style-name="P4"/>
      <text:p text:style-name="Text_20_body_20_indent"><text:span text:style-name="T8">1. <text:s/>Dárce touto smlouvou daruje obdarovanému peněžitou částku ve výši </text:span><text:span text:style-name="T25">1</text:span><text:span text:style-name="T21">5</text:span><text:span text:style-name="T20">0</text:span><text:span text:style-name="T19"> 0</text:span><text:span text:style-name="T18">00</text:span><text:span text:style-name="T17"> Kč </text:span><text:span text:style-name="T8">s tím, že dar je účelově vázán na činnost obdarovaného podle jeho stanov ve smyslu zákona č. 424/1991 Sb., o sdružování v politických stranách a v politických hnutích. <text:line-break/>Dar je určen jako příjem organizační jednotky: </text:span><text:span text:style-name="T25">Česká pirátská strana</text:span><text:span text:style-name="T8"> a je účelově vázán na </text:span><text:span text:style-name="T25">krajskou</text:span><text:span text:style-name="T8"> kampaň spojenou s volbami ohlášenými na </text:span><text:span text:style-name="T20">7</text:span><text:span text:style-name="T8">. – </text:span><text:span text:style-name="T20">8</text:span><text:span text:style-name="T8">. 10. 201</text:span><text:span text:style-name="T20">6</text:span><text:span text:style-name="T8"> </text:span><text:span text:style-name="T17">v</text:span><text:span text:style-name="T21">e</text:span><text:span text:style-name="T19"> </text:span><text:span text:style-name="T21">volebním obvodu </text:span><text:span text:style-name="T25">Pardubický kraj</text:span></text:p>
      <text:p text:style-name="P11"/>
      <text:p text:style-name="P11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11"/>
      <text:p text:style-name="P13">3. V záměru jít příkladem v otevřenosti a transparentnosti veřejných institucí upozorňuje obdarovaný dárce, že hodlá zveřejňovat původ svých příjmů včetně této smlouvy, což dárce bere na vědomí a souhlasí s tím.</text:p>
      <text:p text:style-name="P13"/>
      <text:p text:style-name="P12">4. Dárce tímto potvrzuje, že se seznámil s etickým kodexem Strany zelených a že poskytnutý dar s tímto kodexem není v rozporu</text:p>
      <text:p text:style-name="P13"/>
      <text:p text:style-name="P14"><text:span text:style-name="T23">5</text:span><text:span text:style-name="T8">. Dárce je oprávněn na základě poskytnutého daru uplatnit postup dle zákona č. 586/1992 Sb., o daních z příjmů, dle kterého lze od základu daně odečíst hodnotu poskytnutého daru.</text:span></text:p>
      <text:p text:style-name="P13"/>
      <text:p text:style-name="P14"><text:span text:style-name="T23">6</text:span><text:span text:style-name="T8">. Tato smlouva je vyhotovena ve </text:span><text:span text:style-name="T24">3</text:span><text:span text:style-name="T8"> stejnopisech, z nichž </text:span><text:span text:style-name="T24">dva</text:span><text:span text:style-name="T8"> obdrží dárce a jeden obdarovaný.</text:span></text:p>
      <text:p text:style-name="P13"/>
      <text:p text:style-name="P14"><text:span text:style-name="T23">7</text:span><text:span text:style-name="T8">. Smluvní strany prohlašují, že tuto smlouvu uzavírají ze své svobodné a vážné vůle.</text:span></text:p>
      <text:p text:style-name="P11"/>
      <text:p text:style-name="P10"/>
      <text:p text:style-name="Standard"><text:span text:style-name="T9">V Praze dne </text:span><text:span text:style-name="T16">20</text:span><text:span text:style-name="T11">.</text:span><text:span text:style-name="T15">07</text:span><text:span text:style-name="T10">.201</text:span><text:span text:style-name="T13">6</text:span></text:p>
      <text:p text:style-name="P4"/>
      <text:p text:style-name="P4"/>
      <text:p text:style-name="P4"/>
      <text:p text:style-name="P4"/>
      <text:p text:style-name="P4"/>
      <text:p text:style-name="P15"><text:s text:c="17"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'Helvetica Neue', Helvetica, sans-serif"/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3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Footer">
      <style:paragraph-properties fo:text-align="center" style:justify-single-word="false"/>
      <style:text-properties officeooo:paragraph-rsid="0017528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M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5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6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M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0.619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svg:height="1.924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style-name="Mgr1" draw:text-style-name="MP1" svg:width="5.666cm" svg:height="2.347cm" svg:x="-0.409cm" svg:y="-1.762cm"><draw:image xlink:href="Pictures/100002010000044A000001C70289C61B2CC7CAA9.png" xlink:type="simple" xlink:show="embed" xlink:actuate="onLoad"><text:p/></draw:image></draw:frame></text:p>
      </style:header>
      <style:footer>
        <text:p text:style-name="MP2"><text:span text:style-name="MT1"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6">7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7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7">info@pirati.cz</text:span></text:a><text:span text:style-name="MT1"> • IČO 71339698</text:span></text:p>
        <text:p text:style-name="MP3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meta:editing-cycles>16</meta:editing-cycles>
    <meta:print-date>2014-10-14T19:12:50.408677226</meta:print-date>
    <meta:creation-date>2014-10-14T18:54:18.594597719</meta:creation-date>
    <dc:date>2017-04-13T13:02:20.472215855</dc:date>
    <meta:editing-duration>PT45M38S</meta:editing-duration>
    <meta:generator>LibreOffice/5.1.6.2$Linux_X86_64 LibreOffice_project/10m0$Build-2</meta:generator>
    <meta:printed-by>Tobias </meta:printed-by>
    <meta:document-statistic meta:table-count="0" meta:image-count="0" meta:object-count="0" meta:page-count="1" meta:paragraph-count="27" meta:word-count="348" meta:character-count="2365" meta:non-whitespace-character-count="1906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